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8pt" fo:font-weight="bold" officeooo:paragraph-rsid="000c7736" style:font-size-asian="18pt" style:font-weight-asian="bold" style:font-size-complex="18pt" style:font-weight-complex="bold"/>
    </style:style>
    <style:style style:name="P2" style:family="paragraph" style:parent-style-name="Standard">
      <style:text-properties fo:font-size="18pt" fo:font-weight="bold" officeooo:paragraph-rsid="000c7736" style:font-size-asian="18pt" style:font-weight-asian="bold" style:font-size-complex="18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Heading_20_3">
      <style:text-properties fo:font-size="16pt" style:font-size-asian="16pt" style:font-size-complex="16pt"/>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officeooo:paragraph-rsid="000c7736"/>
    </style:style>
    <style:style style:name="P7" style:family="paragraph" style:parent-style-name="Text_20_body">
      <style:paragraph-properties fo:margin-top="0in" fo:margin-bottom="0in" style:contextual-spacing="false"/>
      <style:text-properties officeooo:paragraph-rsid="000dc5fd"/>
    </style:style>
    <style:style style:name="P8" style:family="paragraph" style:parent-style-name="Text_20_body">
      <style:text-properties officeooo:paragraph-rsid="000dc5fd"/>
    </style:style>
    <style:style style:name="P9" style:family="paragraph" style:parent-style-name="Text_20_body">
      <style:paragraph-properties fo:margin-top="0in" fo:margin-bottom="0in" style:contextual-spacing="false"/>
      <style:text-properties fo:font-size="14pt" officeooo:paragraph-rsid="000dc5fd" style:font-size-asian="14pt" style:font-size-complex="14pt"/>
    </style:style>
    <style:style style:name="P10" style:family="paragraph" style:parent-style-name="Text_20_body">
      <style:text-properties fo:font-size="14pt" officeooo:paragraph-rsid="000dc5fd" style:font-size-asian="14pt" style:font-size-complex="14pt"/>
    </style:style>
    <style:style style:name="P11" style:family="paragraph" style:parent-style-name="Text_20_body">
      <style:paragraph-properties fo:margin-top="0in" fo:margin-bottom="0in" style:contextual-spacing="false"/>
      <style:text-properties fo:font-size="14pt" style:font-size-asian="14pt" style:font-size-complex="14pt"/>
    </style:style>
    <style:style style:name="P12" style:family="paragraph" style:parent-style-name="Text_20_body">
      <style:paragraph-properties fo:margin-top="0in" fo:margin-bottom="0in" style:contextual-spacing="false"/>
      <style:text-properties fo:font-size="14pt" officeooo:paragraph-rsid="000f6693" style:font-size-asian="14pt" style:font-size-complex="14pt"/>
    </style:style>
    <style:style style:name="P13" style:family="paragraph" style:parent-style-name="Text_20_body">
      <style:text-properties officeooo:paragraph-rsid="000f6693"/>
    </style:style>
    <style:style style:name="P14" style:family="paragraph" style:parent-style-name="Text_20_body">
      <style:paragraph-properties fo:margin-top="0in" fo:margin-bottom="0in" style:contextual-spacing="false"/>
      <style:text-properties officeooo:paragraph-rsid="000f6693"/>
    </style:style>
    <style:style style:name="P15" style:family="paragraph" style:parent-style-name="Text_20_body">
      <style:paragraph-properties fo:margin-top="0in" fo:margin-bottom="0in" style:contextual-spacing="false"/>
      <style:text-properties fo:font-weight="bold" officeooo:rsid="000f6693" officeooo:paragraph-rsid="000f6693" style:font-weight-asian="bold" style:font-weight-complex="bold"/>
    </style:style>
    <style:style style:name="P16" style:family="paragraph" style:parent-style-name="Text_20_body">
      <style:paragraph-properties fo:margin-top="0in" fo:margin-bottom="0in" style:contextual-spacing="false"/>
      <style:text-properties officeooo:paragraph-rsid="001073e8"/>
    </style:style>
    <style:style style:name="P17" style:family="paragraph" style:parent-style-name="Standard">
      <style:text-properties fo:font-size="14pt" fo:font-weight="normal" officeooo:paragraph-rsid="000c7736" style:font-size-asian="14pt" style:font-weight-asian="normal" style:font-size-complex="14pt" style:font-weight-complex="normal"/>
    </style:style>
    <style:style style:name="P18" style:family="paragraph" style:parent-style-name="Standard">
      <style:text-properties fo:font-size="18pt" fo:font-weight="bold" officeooo:paragraph-rsid="001347bb" style:font-size-asian="18pt" style:font-weight-asian="bold" style:font-size-complex="18pt" style:font-weight-complex="bold"/>
    </style:style>
    <style:style style:name="P19" style:family="paragraph" style:parent-style-name="Standard">
      <style:text-properties officeooo:paragraph-rsid="001347bb"/>
    </style:style>
    <style:style style:name="P20" style:family="paragraph" style:parent-style-name="Text_20_body">
      <style:paragraph-properties fo:margin-top="0in" fo:margin-bottom="0in" style:contextual-spacing="false"/>
      <style:text-properties fo:font-size="14pt" officeooo:paragraph-rsid="000f6693" style:font-size-asian="14pt" style:font-size-complex="14pt"/>
    </style:style>
    <style:style style:name="P21" style:family="paragraph" style:parent-style-name="Text_20_body">
      <style:text-properties fo:font-size="14pt" officeooo:paragraph-rsid="000f6693" style:font-size-asian="14pt" style:font-size-complex="14pt"/>
    </style:style>
    <style:style style:name="P22" style:family="paragraph" style:parent-style-name="Text_20_body">
      <style:paragraph-properties fo:margin-top="0in" fo:margin-bottom="0in" style:contextual-spacing="false"/>
      <style:text-properties fo:font-size="14pt" style:font-size-asian="14pt" style:font-size-complex="14pt"/>
    </style:style>
    <style:style style:name="P23" style:family="paragraph" style:parent-style-name="Text_20_body">
      <style:paragraph-properties fo:margin-top="0in" fo:margin-bottom="0in" style:contextual-spacing="false"/>
      <style:text-properties fo:font-size="14pt" officeooo:paragraph-rsid="001073e8" style:font-size-asian="14pt" style:font-size-complex="14pt"/>
    </style:style>
    <style:style style:name="P24" style:family="paragraph" style:parent-style-name="Text_20_body" style:list-style-name="L1">
      <style:paragraph-properties fo:margin-top="0in" fo:margin-bottom="0in" style:contextual-spacing="false"/>
      <style:text-properties fo:font-size="14pt" style:font-size-asian="14pt" style:font-size-complex="14pt"/>
    </style:style>
    <style:style style:name="P25" style:family="paragraph" style:parent-style-name="Text_20_body" style:list-style-name="L1">
      <style:text-properties fo:font-size="14pt" style:font-size-asian="14pt" style:font-size-complex="14pt"/>
    </style:style>
    <style:style style:name="P26" style:family="paragraph" style:parent-style-name="Text_20_body" style:list-style-name="L2">
      <style:text-properties fo:font-size="14pt" officeooo:paragraph-rsid="000dc5fd" style:font-size-asian="14pt" style:font-size-complex="14pt"/>
    </style:style>
    <style:style style:name="P27" style:family="paragraph" style:parent-style-name="Text_20_body">
      <style:paragraph-properties fo:margin-top="0in" fo:margin-bottom="0in" style:contextual-spacing="false"/>
      <style:text-properties fo:font-size="14pt" officeooo:paragraph-rsid="000dc5fd" style:font-size-asian="14pt" style:font-size-complex="14pt"/>
    </style:style>
    <style:style style:name="P28" style:family="paragraph" style:parent-style-name="Text_20_body">
      <style:text-properties fo:font-size="14pt" officeooo:paragraph-rsid="000dc5fd" style:font-size-asian="14pt" style:font-size-complex="14pt"/>
    </style:style>
    <style:style style:name="P29" style:family="paragraph" style:parent-style-name="Text_20_body">
      <style:paragraph-properties fo:margin-top="0in" fo:margin-bottom="0in" style:contextual-spacing="false"/>
      <style:text-properties fo:font-size="14pt" officeooo:rsid="000f6693" officeooo:paragraph-rsid="000f6693" style:font-size-asian="14pt" style:font-size-complex="14pt"/>
    </style:style>
    <style:style style:name="P30" style:family="paragraph" style:parent-style-name="Text_20_body">
      <style:paragraph-properties fo:margin-top="0in" fo:margin-bottom="0in" style:contextual-spacing="false"/>
      <style:text-properties fo:font-size="14pt" officeooo:paragraph-rsid="000c7736" style:font-size-asian="14pt" style:font-size-complex="14pt"/>
    </style:style>
    <style:style style:name="P31" style:family="paragraph" style:parent-style-name="Text_20_body">
      <style:text-properties fo:font-size="14pt" style:font-size-asian="14pt" style:font-size-complex="14pt"/>
    </style:style>
    <style:style style:name="P32" style:family="paragraph" style:parent-style-name="Text_20_body">
      <style:paragraph-properties fo:margin-top="0in" fo:margin-bottom="0in" style:contextual-spacing="false"/>
      <style:text-properties fo:font-size="14pt" officeooo:paragraph-rsid="001347bb" style:font-size-asian="14pt" style:font-size-complex="14pt"/>
    </style:style>
    <style:style style:name="P33" style:family="paragraph" style:parent-style-name="Text_20_body">
      <style:paragraph-properties fo:margin-top="0in" fo:margin-bottom="0in" style:contextual-spacing="false"/>
      <style:text-properties fo:font-size="14pt" fo:font-weight="bold" officeooo:rsid="001073e8" officeooo:paragraph-rsid="001073e8" style:font-size-asian="14pt" style:font-weight-asian="bold" style:font-size-complex="14pt" style:font-weight-complex="bold"/>
    </style:style>
    <style:style style:name="P34" style:family="paragraph" style:parent-style-name="Text_20_body">
      <style:paragraph-properties fo:margin-top="0in" fo:margin-bottom="0in" style:contextual-spacing="false"/>
      <style:text-properties fo:font-size="14pt" fo:font-weight="normal" officeooo:rsid="000f6693" officeooo:paragraph-rsid="000f6693" style:font-size-asian="14pt" style:font-weight-asian="normal" style:font-size-complex="14pt" style:font-weight-complex="normal"/>
    </style:style>
    <style:style style:name="P35" style:family="paragraph" style:parent-style-name="Text_20_body" style:list-style-name="L1"/>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paragraph-properties fo:margin-top="0in" fo:margin-bottom="0in" style:contextual-spacing="false"/>
      <style:text-properties officeooo:paragraph-rsid="000f6693"/>
    </style:style>
    <style:style style:name="P38" style:family="paragraph" style:parent-style-name="Text_20_body">
      <style:text-properties officeooo:paragraph-rsid="000f6693"/>
    </style:style>
    <style:style style:name="P39" style:family="paragraph" style:parent-style-name="Text_20_body">
      <style:paragraph-properties fo:margin-top="0in" fo:margin-bottom="0in" style:contextual-spacing="false"/>
    </style:style>
    <style:style style:name="P40" style:family="paragraph" style:parent-style-name="Text_20_body" style:list-style-name="L3"/>
    <style:style style:name="P41" style:family="paragraph" style:parent-style-name="Text_20_body" style:list-style-name="L3">
      <style:paragraph-properties fo:margin-top="0in" fo:margin-bottom="0in" style:contextual-spacing="false"/>
    </style:style>
    <style:style style:name="P42" style:family="paragraph" style:parent-style-name="Text_20_body">
      <style:paragraph-properties fo:margin-top="0in" fo:margin-bottom="0in" style:contextual-spacing="false"/>
      <style:text-properties officeooo:paragraph-rsid="001347bb"/>
    </style:style>
    <style:style style:name="P43" style:family="paragraph" style:parent-style-name="Text_20_body">
      <style:text-properties officeooo:paragraph-rsid="001347bb"/>
    </style:style>
    <style:style style:name="P44" style:family="paragraph" style:parent-style-name="Text_20_body" style:list-style-name="List_20_1">
      <style:text-properties officeooo:paragraph-rsid="001347bb"/>
    </style:style>
    <style:style style:name="P45" style:family="paragraph" style:parent-style-name="Text_20_body">
      <style:paragraph-properties fo:margin-top="0in" fo:margin-bottom="0in" style:contextual-spacing="false"/>
      <style:text-properties officeooo:paragraph-rsid="0014941f"/>
    </style:style>
    <style:style style:name="P46" style:family="paragraph" style:parent-style-name="Text_20_body">
      <style:text-properties officeooo:paragraph-rsid="0014941f"/>
    </style:style>
    <style:style style:name="P47" style:family="paragraph" style:parent-style-name="Text_20_body" style:list-style-name="L4">
      <style:text-properties officeooo:paragraph-rsid="0014941f"/>
    </style:style>
    <style:style style:name="T1" style:family="text">
      <style:text-properties fo:font-size="14pt" style:font-size-asian="14pt" style:font-size-complex="14pt"/>
    </style:style>
    <style:style style:name="T2" style:family="text">
      <style:text-properties fo:font-size="14pt" officeooo:rsid="000dc5fd" style:font-size-asian="14pt" style:font-size-complex="14pt"/>
    </style:style>
    <style:style style:name="T3" style:family="text">
      <style:text-properties fo:font-size="14pt" officeooo:rsid="000f6693" style:font-size-asian="14pt" style:font-size-complex="14pt"/>
    </style:style>
    <style:style style:name="T4" style:family="text">
      <style:text-properties fo:font-size="14pt" officeooo:rsid="001073e8" style:font-size-asian="14pt" style:font-size-complex="14pt"/>
    </style:style>
    <style:style style:name="T5" style:family="text">
      <style:text-properties fo:font-size="14pt" officeooo:rsid="000c7736" style:font-size-asian="14pt" style:font-size-complex="14pt"/>
    </style:style>
    <style:style style:name="T6" style:family="text">
      <style:text-properties fo:font-size="14pt" officeooo:rsid="001347bb" style:font-size-asian="14pt" style:font-size-complex="14pt"/>
    </style:style>
    <style:style style:name="T7" style:family="text">
      <style:text-properties fo:font-size="14pt" officeooo:rsid="0014941f"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0dc5fd" style:font-size-asian="14pt" style:font-weight-asian="normal" style:font-size-complex="14pt" style:font-weight-complex="normal"/>
    </style:style>
    <style:style style:name="T10" style:family="text">
      <style:text-properties fo:font-size="14pt" fo:font-weight="normal" officeooo:rsid="001073e8" style:font-size-asian="14pt" style:font-weight-asian="normal" style:font-size-complex="14pt" style:font-weight-complex="normal"/>
    </style:style>
    <style:style style:name="T11" style:family="text">
      <style:text-properties fo:font-size="14pt" fo:font-weight="normal" officeooo:rsid="001347bb" style:font-size-asian="14pt" style:font-weight-asian="normal" style:font-size-complex="14pt"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f6693" style:font-size-asian="14pt" style:font-weight-asian="bold" style:font-size-complex="14pt" style:font-weight-complex="bold"/>
    </style:style>
    <style:style style:name="T14" style:family="text">
      <style:text-properties fo:font-size="14pt" fo:font-weight="bold" officeooo:rsid="001073e8" style:font-size-asian="14pt" style:font-weight-asian="bold" style:font-size-complex="14pt"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fo:font-weight="bold" style:font-size-asian="14pt" style:font-style-asian="normal" style:font-weight-asian="bold" style:font-size-complex="14pt" style:font-style-complex="normal" style:font-weight-complex="bold"/>
    </style:style>
    <style:style style:name="T17" style:family="text">
      <style:text-properties officeooo:rsid="000c7736"/>
    </style:style>
    <style:style style:name="T18" style:family="text">
      <style:text-properties officeooo:rsid="000dc5fd"/>
    </style:style>
    <style:style style:name="T19" style:family="text">
      <style:text-properties fo:font-size="16pt" fo:font-style="normal" style:font-size-asian="16pt" style:font-style-asian="normal" style:font-size-complex="16pt" style:font-style-complex="normal"/>
    </style:style>
    <style:style style:name="T20" style:family="text">
      <style:text-properties fo:font-size="16pt" fo:font-style="normal" fo:font-weight="bold" officeooo:rsid="001347bb" style:font-size-asian="16pt" style:font-style-asian="normal" style:font-weight-asian="bold" style:font-size-complex="16pt" style:font-style-complex="normal" style:font-weight-complex="bold"/>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officeooo:rsid="001690f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2">Technical Analysis of </text:span>Third-Party AI Plugins for Figma</text:p>
      <text:p text:style-name="P3"/>
      <text:p text:style-name="P2"><text:span text:style-name="T8">Beyond Figma’s native features, the community has produced numerous plugins that inject AI into the design workflow. These </text:span><text:span text:style-name="Strong_20_Emphasis"><text:span text:style-name="T8">third-party plugins</text:span></text:span><text:span text:style-name="T8"> range from assistive writing tools to generators for icons, images, entire UIs, or even code.</text:span></text:p>
      <text:p text:style-name="P17"/>
      <text:p text:style-name="P2"><text:span text:style-name="T8">We highlight a few major ones – </text:span><text:span text:style-name="Strong_20_Emphasis"><text:span text:style-name="T8">Magician</text:span></text:span><text:span text:style-name="T8"> (by Diagram), Diagram’s experimental </text:span><text:span text:style-name="Strong_20_Emphasis"><text:span text:style-name="T8">Genius</text:span></text:span><text:span text:style-name="T8"> tool, </text:span><text:span text:style-name="Strong_20_Emphasis"><text:span text:style-name="T8">Uizard</text:span></text:span><text:span text:style-name="T8">, and </text:span><text:span text:style-name="Strong_20_Emphasis"><text:span text:style-name="T8">Builder.io’s Visual Copilot</text:span></text:span><text:span text:style-name="T8"> – and how they contribute to productivity. </text:span><text:span text:style-name="Emphasis"><text:span text:style-name="T8">(Note: These are external plugins or platforms, not built-in Figma features. Using them requires installing the plugin and, in many cases, signing in to an external service.)</text:span></text:span></text:p>
      <text:p text:style-name="P2"><text:span text:style-name="Emphasis"><text:span text:style-name="T8"/></text:span></text:p>
      <text:h text:style-name="P1" text:outline-level="3"><text:span text:style-name="Emphasis"><text:span text:style-name="T19">Magician by Diagram – “Magic” Copy, Icons, and Images (Third-Party Plugin)</text:span></text:span></text:h>
      <text:p text:style-name="P5"><text:span text:style-name="Strong_20_Emphasis"><text:span text:style-name="T1">Overview &amp; capabilities:</text:span></text:span><text:span text:style-name="T1"> </text:span><text:span text:style-name="Emphasis"><text:span text:style-name="T1">Magician</text:span></text:span><text:span text:style-name="T1"> is a popular Figma plugin that acts like an AI-powered creative assistant. </text:span><text:span text:style-name="T5">It offers </text:span><text:span text:style-name="T1">essentially different AI functions designers can call on. The core features at launch were </text:span><text:span text:style-name="Strong_20_Emphasis"><text:span text:style-name="T8">Magic Icon, Magic Copy, and Magic Image.</text:span></text:span></text:p>
      <text:p text:style-name="P5"><text:span text:style-name="Strong_20_Emphasis"><text:span text:style-name="T1"/></text:span></text:p>
      <text:p text:style-name="P5"><text:span text:style-name="Strong_20_Emphasis"><text:span text:style-name="T1">Magic Icon</text:span></text:span><text:span text:style-name="T1"> lets you generate custom SVG icons from a text description.</text:span></text:p>
      <text:p text:style-name="P11"/>
      <text:p text:style-name="P6"><text:span text:style-name="Strong_20_Emphasis"><text:span text:style-name="T1">Magic Copy</text:span></text:span><text:span text:style-name="T1"> is a copywriting aid: you select a text layer and Magician suggests alternative text or content ideas (headlines, button text, etc.) based on your prompt or the existing text.</text:span></text:p>
      <text:p text:style-name="P6"><text:span text:style-name="Strong_20_Emphasis"><text:span text:style-name="T1"/></text:span></text:p>
      <text:p text:style-name="P6"><text:span text:style-name="Strong_20_Emphasis"><text:span text:style-name="T1">Magic Image</text:span></text:span><text:span text:style-name="T1"> allows generation of images or illustrations from text prompts – useful for quickly fetching a thematic image or creating a background graphic without leaving Figm</text:span><text:span text:style-name="T5">a.</text:span></text:p>
      <text:p text:style-name="P6"><text:span text:style-name="Strong_20_Emphasis"><text:span text:style-name="T1"/></text:span></text:p>
      <text:p text:style-name="P6"><text:span text:style-name="Strong_20_Emphasis"><text:span text:style-name="T1">Time and cost savings:</text:span></text:span><text:span text:style-name="T1"> Magician can </text:span><text:span text:style-name="Emphasis"><text:span text:style-name="T1">significantly cut down the time</text:span></text:span><text:span text:style-name="T1"> needed to source or create assets. For instance, without Magic Icon, a designer might spend 30 minutes searching icon libraries (and still not find the perfect fit) or drawing one from scratch. Magic Copy </text:span><text:span text:style-name="T5">allows to get instant suggestions to iterate on </text:span><text:span text:style-name="T1">instead of spending </text:span><text:span text:style-name="T5">time</text:span><text:span text:style-name="T1"> brainstorming a tagline.</text:span></text:p>
      <text:p text:style-name="P30"/>
      <text:p text:style-name="P30">Over the course of a project, using Magician for copy could save hours that would be spent wordsmithing or consulting content writers for early drafts.</text:p>
      <text:p text:style-name="P30"/>
      <text:p text:style-name="P30"><text:soft-page-break/>Magic Image can reduce reliance on stock photos or illustrators for placeholder graphics, potentially saving on asset licensing costs.</text:p>
      <text:p text:style-name="P30"/>
      <text:p text:style-name="P6"><text:span text:style-name="T1">From a cost perspective, the plugin is free, which means even small teams can leverage it to avoid some outsourcing – e.g., generating a quick illustration instead of hiring a freelancer for a small task. In aggregate, Diagram (the company behind Magician) aims to </text:span><text:span text:style-name="Emphasis"><text:span text:style-name="T1">“unlock new design possibilities”</text:span></text:span><text:span text:style-name="T1"> and </text:span><text:span text:style-name="Strong_20_Emphasis"><text:span text:style-name="T8">automate repetitive tasks</text:span></text:span><text:span text:style-name="T1">, thereby both speeding up work and enhancing creativity.</text:span></text:p>
      <text:p text:style-name="P6"><text:span text:style-name="Strong_20_Emphasis"><text:span text:style-name="T1"/></text:span></text:p>
      <text:p text:style-name="P6"><text:span text:style-name="Strong_20_Emphasis"><text:span text:style-name="T1">Integration into workflow:</text:span></text:span><text:span text:style-name="T1"> Magician works </text:span><text:span text:style-name="Emphasis"><text:span text:style-name="T1">within Figma’s UI</text:span></text:span><text:span text:style-name="T1"> – after installation. This tight integration means designers don’t break their flow: if you realize you need an icon, you run Magic Icon and place the result directly in your file. The suggested texts from Magic Copy appear as options you can click to replace into your design.</text:span></text:p>
      <text:p text:style-name="P30"/>
      <text:p text:style-name="P30">This is particularly powerful in a collaborative workflow: as one team member is designing, others can literally see new content or images popping in as Magician generates them. It encourages quick iteration; a team could collectively decide to try a different hero image in a mockup and generate it on the spot.</text:p>
      <text:p text:style-name="P30"/>
      <text:p text:style-name="P30">It also helps during design reviews – if <text:span text:style-name="T17">an Art Director is unsure of wording, t</text:span>he designer can <text:span text:style-name="T17">generate</text:span> a few alternatives in real-time. </text:p>
      <text:p text:style-name="P6"><text:span text:style-name="Strong_20_Emphasis"><text:span text:style-name="T1"/></text:span></text:p>
      <text:p text:style-name="P6"><text:span text:style-name="Strong_20_Emphasis"><text:span text:style-name="T1">Risks and considerations:</text:span></text:span><text:span text:style-name="T1"> </text:span><text:span text:style-name="T5">Magician sends your prompts and layer data to an external service – their own service and the various APIs they utilize (not publicly named). </text:span></text:p>
      <text:p text:style-name="P30"/>
      <text:p text:style-name="P6"><text:span text:style-name="Strong_20_Emphasis"><text:span text:style-name="T1">Security/privacy</text:span></text:span><text:span text:style-name="T1"> is a concern in enterprise use: if your Figma file contains confidential content, inputting that to Magic Copy means it’s processed by an AI that isn’t under </text:span><text:span text:style-name="T5">our</text:span><text:span text:style-name="T1"> control.</text:span></text:p>
      <text:p text:style-name="P30"/>
      <text:p text:style-name="P6"><text:span text:style-name="Strong_20_Emphasis"><text:span text:style-name="T1">AI-generated content accuracy</text:span></text:span><text:span text:style-name="T1">: Magic Copy might produce text that is grammatically correct but off-tone or misleading if used blindly. Designers must review AI outputs, </text:span><text:span text:style-name="T5">as there is a possibility it will generate imagery based on existing IPs</text:span><text:span text:style-name="T1">. Another subtle risk is version control: because Magician generates unique content, if two designers prompt it with similar requests they might get different results, which can introduce inconsistencies. Teams should treat AI-generated assets like any other new asset – review and possibly standardize them.</text:span></text:p>
      <text:p text:style-name="P6"><text:soft-page-break/><text:span text:style-name="Strong_20_Emphasis"><text:span text:style-name="T1"/></text:span></text:p>
      <text:p text:style-name="P6"><text:span text:style-name="Strong_20_Emphasis"><text:span text:style-name="T1">Underlying tech stack:</text:span></text:span><text:span text:style-name="T1"> Magician leverages multiple AI model types under the hood. According to Diagram, their approach combines “the latest LLMs, diffusion models, and creative prompting” to power design tools.</text:span></text:p>
      <text:p text:style-name="P11"/>
      <text:p text:style-name="P6"><text:span text:style-name="T1">In practice, Magic Copy uses GPT-4 via an API to generate or improve text; the plugin even </text:span><text:span text:style-name="T5">also uses</text:span><text:span text:style-name="T1"> Figma’s </text:span><text:span text:style-name="Emphasis"><text:span text:style-name="T1">Text Review API</text:span></text:span><text:span text:style-name="T1"> to hook into live text editing – this API allows it to run in the background and suggest copy as you type.</text:span></text:p>
      <text:p text:style-name="P30"/>
      <text:p text:style-name="P6"><text:span text:style-name="T1">Magic Icon and Magic Image use </text:span><text:span text:style-name="Strong_20_Emphasis"><text:span text:style-name="T8">generative image models</text:span></text:span><text:span text:style-name="T1">. Diagram </text:span><text:span text:style-name="T5">uses</text:span><text:span text:style-name="T1"> custom-trained models like </text:span><text:span text:style-name="Emphasis"><text:span text:style-name="T1">“UI-AI Glyphs”</text:span></text:span><text:span text:style-name="T1"> for icons, which suggests they fine-tuned diffusion models specifically to generate iconography (ensuring outputs are vector-friendly and appropriate for UI).</text:span></text:p>
      <text:p text:style-name="P30"/>
      <text:p text:style-name="P30"><text:span text:style-name="T17">T</text:span>hey started with a general diffusion model (Stable Diffusion) and then constrained it or trained it on icon sets. T<text:span text:style-name="T17">heir </text:span>pipeline use<text:span text:style-name="T17">s an</text:span> LLM to interpret the prompt or refine it. </text:p>
      <text:p text:style-name="P30"/>
      <text:p text:style-name="P30"/>
      <text:p text:style-name="P6"><text:span text:style-name="T1">Magician’s tech stack is a cloud service that receives requests from the Figma plugin, then routes them to the appropriate AI model (OpenAI’s API for text, </text:span><text:span text:style-name="T2">and a </text:span><text:span text:style-name="T1">custom diffusion model for images). Diagram’s investment in UI-specific AI (they call it </text:span><text:span text:style-name="Emphasis"><text:span text:style-name="T1">“User Interface Artificial Intelligence (UI-AI)”</text:span></text:span><text:span text:style-name="T1">) means over time the plugin’s suggestions will likely get even more context-aware for designers.</text:span></text:p>
      <text:p text:style-name="Text_20_body"><text:span text:style-name="Strong_20_Emphasis"><text:span text:style-name="T1"/></text:span></text:p>
      <text:p text:style-name="Text_20_body"><text:span text:style-name="Strong_20_Emphasis"><text:span text:style-name="T1">Time/efficiency impact example:</text:span></text:span><text:span text:style-name="T1"> To illustrate Magician’s impact, consider an on-boarding screen design: A designer needs a welcome tagline, an illustration, and an icon for “get started”. Without AI, they might spend an hour coming up with copy, searching stock sites for an illustration, and finding an icon set. With Magician, in perhaps 5 minutes, they generate three tagline options (choosing one), create an illustration that matches the theme, and produce a custom icon that fits their exact need. That’s a task that went from ~60 minutes and possibly external dependencies to ~5 minutes fully in Figma – a </text:span><text:span text:style-name="Strong_20_Emphasis"><text:span text:style-name="T8">10x speedup</text:span></text:span><text:span text:style-name="T8"> </text:span><text:span text:style-name="T1">for that micro-task.</text:span></text:p>
      <text:p text:style-name="P2"><text:span text:style-name="Emphasis"><text:span text:style-name="T8"/></text:span></text:p>
      <text:h text:style-name="P1" text:outline-level="3"><text:soft-page-break/><text:span text:style-name="Emphasis"><text:span text:style-name="T21">Genius by Diagram – Contextual Design Auto-complete (Third-Party, Beta)</text:span></text:span></text:h>
      <text:p text:style-name="P5"><text:span text:style-name="Strong_20_Emphasis"><text:span text:style-name="T1">Overview:</text:span></text:span><text:span text:style-name="T1"> </text:span><text:span text:style-name="Emphasis"><text:span text:style-name="T1">Genius</text:span></text:span><text:span text:style-name="T1"> is another AI tool from Diagram, currently in preview, which serves as an </text:span><text:span text:style-name="Strong_20_Emphasis"><text:span text:style-name="T8">AI design companion</text:span></text:span><text:span text:style-name="T1"> that observes what you’re designing and makes real-time suggestio</text:span><text:span text:style-name="T3">ns. This is, essential, GitHub Co-Pilot for designers.</text:span></text:p>
      <text:p text:style-name="P12"/>
      <text:p text:style-name="P12">Genius understands context (like the design you’re working on, the pattern of components, etc.) and offers to insert or adjust things for you.</text:p>
      <text:p text:style-name="P14"><text:span text:style-name="Strong_20_Emphasis"><text:span text:style-name="T1"/></text:span></text:p>
      <text:p text:style-name="P14"><text:span text:style-name="Strong_20_Emphasis"><text:span text:style-name="T1">Key capabilities:</text:span></text:span><text:span text:style-name="T1"> Genius’s core strength is </text:span><text:span text:style-name="Strong_20_Emphasis"><text:span text:style-name="T8">design context awareness</text:span></text:span><text:span text:style-name="T1">. It can detect the type of screen or component you’re creating and then pull relevant components or ideas from your design system to complete the design.</text:span></text:p>
      <text:p text:style-name="P12"/>
      <text:p text:style-name="P12">It leverages your established UI library – for enterprise teams, this means it will try to use the official company design system (buttons, cards, etc.) in its suggestions.</text:p>
      <text:p text:style-name="P12"/>
      <text:p text:style-name="P14"><text:span text:style-name="T1">It essentially </text:span><text:span text:style-name="Strong_20_Emphasis"><text:span text:style-name="T8">auto-suggests UI elements</text:span></text:span><text:span text:style-name="T1"> as you work, potentially even arranging them in a sensible layout. This goes beyond generative layout from a prompt (like Figma’s own feature) because it works in real-time alongside a designer’s actions, and it references </text:span><text:span text:style-name="Emphasis"><text:span text:style-name="T1">your</text:span></text:span><text:span text:style-name="T1"> existing components for consistency. Genius also likely can iterate – if you accept or modify its suggestion, it could refine further (though details on the interactive loop aren’t public yet, as it’s a preview).</text:span></text:p>
      <text:p text:style-name="P14"><text:span text:style-name="T1"/></text:p>
      <text:p text:style-name="P14"><text:span text:style-name="Strong_20_Emphasis"><text:span text:style-name="T1">Productivity impact:</text:span></text:span><text:span text:style-name="T1"> The idea here is to </text:span><text:span text:style-name="Strong_20_Emphasis"><text:span text:style-name="T8">accelerate the iterative design process</text:span></text:span><text:span text:style-name="T1">. It helps explore ideas faster: if you’re unsure how to flesh out a screen, Genius can propose a few variations or additions in seconds, whereas a human might take much longer experimenting. It also ensures you don’t forget common UI elements (like a screen title or a back button) – acting as a smart assistant that handles routine parts.</text:span></text:p>
      <text:p text:style-name="P12"/>
      <text:p text:style-name="P12">By using design system components in its suggestions, it saves the designer time searching for the right component in the assets panel. In terms of time saved, if Genius can reliably fill out, say, 50% of a form or dashboard layout correctly, a designer can move on to fine-tuning and creative tweaks sooner.</text:p>
      <text:p text:style-name="P12"/>
      <text:p text:style-name="P12">This could cut down the time to produce a high-fidelity mockup from hours to just minutes in some cases.</text:p>
      <text:p text:style-name="P14"><text:span text:style-name="Strong_20_Emphasis"><text:span text:style-name="T1"/></text:span></text:p>
      <text:p text:style-name="P14"><text:soft-page-break/><text:span text:style-name="Strong_20_Emphasis"><text:span text:style-name="T1">Workflow integration:</text:span></text:span><text:span text:style-name="T1"> Genius is built as a Figma plugin (or extension) that runs continuously in the background of a design session. It’s meant to “stay out of the way” until it has a useful suggestio</text:span><text:span text:style-name="T3">n.</text:span></text:p>
      <text:p text:style-name="P11"/>
      <text:p text:style-name="P12">In a multi-designer project, it could help ensure consistency – because it draws from the same design system, it will suggest the consistent patterns to everyone. When integrated with development, the fact that Genius uses actual design system components means the resulting design is already aligned with what developers expect (particularly if devs use a component library that mirrors the design system). This smooths the handoff: less red-lining or reworking of designs to match component specs.</text:p>
      <text:p text:style-name="P14"><text:span text:style-name="Strong_20_Emphasis"><text:span text:style-name="T1"/></text:span></text:p>
      <text:p text:style-name="P16"><text:span text:style-name="Strong_20_Emphasis"><text:span text:style-name="T1">Risks:</text:span></text:span><text:span text:style-name="T1"> </text:span><text:span text:style-name="T4">As with any UI generation tool there is the consistent risk of generic solutions and suggestion bias. Since</text:span><text:span text:style-name="T1"> Genius guesses what you intend designers might accept AI suggestions even if they’re off, leading to homogenized or less innovative desi</text:span><text:span text:style-name="T4">gns</text:span><text:span text:style-name="T1">.</text:span></text:p>
      <text:p text:style-name="P23"/>
      <text:p text:style-name="P16"><text:span text:style-name="T1">In an enterprise context, teams will need to ensure that the AI doesn’t introduce design elements that violate </text:span><text:span text:style-name="T4">design system rules or brand guidelines.</text:span></text:p>
      <text:p text:style-name="P14"><text:span text:style-name="Strong_20_Emphasis"><text:span text:style-name="T1"/></text:span></text:p>
      <text:p text:style-name="P16"><text:span text:style-name="Strong_20_Emphasis"><text:span text:style-name="T1">Data and IP:</text:span></text:span><text:span text:style-name="T1"> To make context-aware suggestions, Genius sends data about the current file (like the structure of the frame you’re editing) to Diagram’s AI service. This include</text:span><text:span text:style-name="T4">s <text:s/></text:span><text:span text:style-name="T1"><text:s/>names of components or text from layers. If your design is sensitive (say it’s a secret new feature UI), sharing that with an external service is a risk. Enterprises need assurance that this data isn’t stored or used beyond providing the immediate suggestion. Diagram has emphasized building custom models (UI-AI) for this, which run on their end – not on the client side – so data is indeed leaving Figma to their servers momentarily.</text:span></text:p>
      <text:p text:style-name="P14"><text:span text:style-name="Strong_20_Emphasis"><text:span text:style-name="T1"/></text:span></text:p>
      <text:p text:style-name="P14"><text:span text:style-name="Strong_20_Emphasis"><text:span text:style-name="T1">Tech stack:</text:span></text:span><text:span text:style-name="T1"> Genius’s operation involves a combination of an </text:span><text:span text:style-name="Strong_20_Emphasis"><text:span text:style-name="T8">LLM for understanding context</text:span></text:span><text:span text:style-name="T1"> and a recommendation system. Diagram combine</text:span><text:span text:style-name="T4">s</text:span><text:span text:style-name="T1"> LLMs, diffusion models, and creative prompting in their custom models. </text:span><text:span text:style-name="T4">A</text:span><text:span text:style-name="T1">n LLM interpret</text:span><text:span text:style-name="T4">s</text:span><text:span text:style-name="T1"> the design context (e.g., “user is making a checkout screen”), and then a structured model pick</text:span><text:span text:style-name="T4">s</text:span><text:span text:style-name="T1"> appropriate components.</text:span></text:p>
      <text:p text:style-name="P12"/>
      <text:p text:style-name="P16"><text:span text:style-name="T1">There </text:span><text:span text:style-name="T4">is also a</text:span><text:span text:style-name="T1"> </text:span><text:span text:style-name="Strong_20_Emphasis"><text:span text:style-name="T8">transformer model trained on </text:span></text:span><text:span text:style-name="Strong_20_Emphasis"><text:span text:style-name="T10">thousands</text:span></text:span><text:span text:style-name="Strong_20_Emphasis"><text:span text:style-name="T8"> of UI layouts</text:span></text:span><text:span text:style-name="T1"> that can output a set of component placements given the current partial layout. </text:span><text:span text:style-name="T4">T</text:span><text:span text:style-name="T1">hey use image-based </text:span><text:soft-page-break/><text:span text:style-name="T1">models to preview or generate new UI compositions, though in Figma it materializes as actual components, not just a rendered image.</text:span></text:p>
      <text:p text:style-name="P23"/>
      <text:p text:style-name="P23">Genius integrates with the Figma API to fetch components from the team library and instantiate them. In summary, Genius is a sophisticated orchestration of AI: it observes (via the plugin, sending data to cloud) → processes with a specialized model (UI-focused LLM+others) → returns actionable suggestions that manifest as Figma layers. </text:p>
      <text:p text:style-name="P23"/>
      <text:p text:style-name="P16"><text:span text:style-name="T12">It’s still in beta, but it represents a step toward </text:span><text:span text:style-name="Strong_20_Emphasis"><text:span text:style-name="T12">AI-assisted pair designing</text:span></text:span><text:span text:style-name="T12">, where the AI is a real-time collaborator. </text:span><text:span text:style-name="T14">Very similar to what GitHub Co-Pilot provides to developers.</text:span></text:p>
      <text:p text:style-name="P33"/>
      <text:h text:style-name="P4" text:outline-level="3">Uizard – AI Design Platform (UI Generation and Integration with Figma)</text:h>
      <text:p text:style-name="P7"><text:span text:style-name="Strong_20_Emphasis"><text:span text:style-name="T1">Overview:</text:span></text:span><text:span text:style-name="T1"> </text:span><text:span text:style-name="Emphasis"><text:span text:style-name="T1">Uizard</text:span></text:span><text:span text:style-name="T1"> </text:span><text:span text:style-name="T2">uses</text:span><text:span text:style-name="T1"> a standalone AI-powered design platform, but offers integration with Figma through a plugin. Uizard’s mission is to enable rapid UI design for anyone by harnessing AI. It provides features like </text:span><text:span text:style-name="Strong_20_Emphasis"><text:span text:style-name="T8">Autodesigner (generate entire projects from a text prompt)</text:span></text:span><text:span text:style-name="T8">, </text:span><text:span text:style-name="Strong_20_Emphasis"><text:span text:style-name="T8">Screenshot to mock-up conversion</text:span></text:span><text:span text:style-name="T8">, and </text:span><text:span text:style-name="Strong_20_Emphasis"><text:span text:style-name="T8">hand-drawn wireframe to digital wireframe</text:span></text:span><text:span text:style-name="T8"> capabilitie</text:span><text:span text:style-name="T9">s.</text:span></text:p>
      <text:p text:style-name="P9"/>
      <text:p text:style-name="P9">Uizard can take a high-level description or input and produce multi-screen designs automatically. For example, you can describe an app (“a community platform for hobbyists with a feed and profile pages”) and Autodesigner will generate a set of screen designs matching that description.</text:p>
      <text:p text:style-name="P9"/>
      <text:p text:style-name="P9">It can also import a screenshot of an existing app or a scanned sketch and turn it into an editable design. </text:p>
      <text:p text:style-name="P7"><text:span text:style-name="Strong_20_Emphasis"><text:span text:style-name="T1"/></text:span></text:p>
      <text:p text:style-name="P7"><text:span text:style-name="Strong_20_Emphasis"><text:span text:style-name="T1">Key capabilities:</text:span></text:span></text:p>
      <text:list xml:id="list2644627887" text:style-name="L1">
        <text:list-item>
          <text:p text:style-name="P36"><text:span text:style-name="Emphasis"><text:span text:style-name="T1">Autodesigner:</text:span></text:span><text:span text:style-name="T1"> Generates UI screens, complete with styling and components, from natural language. The latest version (Autodesigner 2.0) even lets you choose a design style or theme before generation. This is similar in concept to Figma’s generative feature but can produce entire flows of screens at once.</text:span></text:p>
          <text:p text:style-name="P24"/>
        </text:list-item>
        <text:list-item>
          <text:p text:style-name="P36"><text:span text:style-name="Emphasis"><text:span text:style-name="T1">Screenshot Scanner:</text:span></text:span><text:span text:style-name="T1"> Allows users to take any existing UI (maybe a competitor’s app screenshot or an old design mock) and convert it into an editable format in </text:span><text:soft-page-break/><text:span text:style-name="T1">Uizard. This uses AI to detect the elements in the image (buttons, text, etc.) and rebuild them as objects.</text:span></text:p>
        </text:list-item>
        <text:list-item>
          <text:p text:style-name="P36"><text:span text:style-name="Emphasis"><text:span text:style-name="T1">Wireframe Scanner:</text:span></text:span><text:span text:style-name="T1"> Takes hand-drawn sketches of interfaces and transforms them into digital wireframes automatically</text:span><text:span text:style-name="T2">. </text:span><text:span text:style-name="T1">This can be great for quickly jumping from a whiteboard sketch to a working prototype.</text:span></text:p>
          <text:p text:style-name="P24"/>
        </text:list-item>
        <text:list-item>
          <text:p text:style-name="P35"><text:span text:style-name="Emphasis"><text:span text:style-name="T1">AI Design Assistant:</text:span></text:span><text:span text:style-name="T1"> Uizard also includes AI to adjust designs or apply themes (like you can feed it a branding color palette or a reference image and it will restyle your project accordingly).</text:span></text:p>
          <text:p text:style-name="P25"/>
        </text:list-item>
        <text:list-item>
          <text:p text:style-name="P35"><text:span text:style-name="Emphasis"><text:span text:style-name="T1">Code export:</text:span></text:span><text:span text:style-name="T1"> Notably, Uizard can generate some code – it can output designs to HTML/CSS or React code (in Beta) for developers, bridging into development.</text:span></text:p>
        </text:list-item>
      </text:list>
      <text:p text:style-name="P11"/>
      <text:p text:style-name="P5"><text:span text:style-name="Strong_20_Emphasis"><text:span text:style-name="T1">Integration with Figma:</text:span></text:span><text:span text:style-name="T1"> Uizard provides a Figma plugin primarily for </text:span><text:span text:style-name="Strong_20_Emphasis"><text:span text:style-name="T1">import/export</text:span></text:span><text:span text:style-name="T1"> between the two tools.</text:span></text:p>
      <text:p text:style-name="P11"/>
      <text:p text:style-name="P11">For instance, a team could design initial screens in Uizard using AI, then export them via the plugin into Figma for further refinement by the design team. Conversely, you can take components or screens from Figma and import into Uizard to leverage its AI features.</text:p>
      <text:p text:style-name="P11"/>
      <text:p text:style-name="P10">In practice, an enterprise workflow might be:</text:p>
      <text:list xml:id="list1442440332" text:style-name="L2">
        <text:list-item>
          <text:p text:style-name="P26"><text:span text:style-name="T18">A design lead</text:span> uses Uizard to draft a c<text:span text:style-name="T18">oncept.</text:span></text:p>
        </text:list-item>
        <text:list-item>
          <text:p text:style-name="P26"><text:span text:style-name="T18">This </text:span>output <text:span text:style-name="T18">is taken into </text:span>Figma.</text:p>
        </text:list-item>
        <text:list-item>
          <text:p text:style-name="P26"><text:span text:style-name="T18">D</text:span>esigners fine-tune the UI and integrate it with their design system.</text:p>
        </text:list-item>
        <text:list-item>
          <text:p text:style-name="P26">This can accelerate the early stages dramatically.</text:p>
          <text:p text:style-name="P26"/>
        </text:list-item>
      </text:list>
      <text:p text:style-name="P8"><text:span text:style-name="Strong_20_Emphasis"><text:span text:style-name="T1">Time and cost savings:</text:span></text:span><text:span text:style-name="T1"> Uizard’s ability to create a full set of app screens in minutes is a game-changer. One user reported: </text:span><text:span text:style-name="Emphasis"><text:span text:style-name="T1">“I made an app mockup in 2 minutes (without knowing design or code)... It took me less than 2 minutes to generate this mockup. I can generate 10 completely different ones in 20 minutes.”</text:span></text:span><text:span text:style-name="T1">​</text:span></text:p>
      <text:p text:style-name="P11"/>
      <text:p text:style-name="P7"><text:soft-page-break/><text:span text:style-name="T2">This </text:span><text:span text:style-name="T1">highlights the speed: something that could easily take a designer several days (multiple screens, iterative variations) was done in under half an hour. For product teams, this means they can explore many design alternatives extremely fast, which could lead to better end products or at least validate ideas before investing heavily.</text:span></text:p>
      <text:p text:style-name="P9"/>
      <text:p text:style-name="P9">Cost-wise, Uizard can reduce the need for hiring extra design contractors for early prototypes. Additionally, Uizard offers some level of code export (React code generation), potentially saving engineering effort during the implementation phase (similar to Builder.io’s proposition, discussed next). If Uizard’s AI can generate front-end code from the design, that’s fewer developer hours needed for coding UI from scratch.</text:p>
      <text:p text:style-name="P9"/>
      <text:p text:style-name="P8"><text:span text:style-name="Strong_20_Emphasis"><text:span text:style-name="T1">Workflow and collaboration:</text:span></text:span><text:span text:style-name="T1"> Uizard is web-based and supports real-time collaboration, so multiple team members can work on a design. In an enterprise scenario, </text:span><text:span text:style-name="T2">multiple </text:span><text:span text:style-name="T1">designers </text:span><text:span text:style-name="T2">and stakeholders can</text:span><text:span text:style-name="T1"> jump into a Uizard project to co-create a prototype.</text:span></text:p>
      <text:p text:style-name="P10"/>
      <text:p text:style-name="P10">After generating designs, teams can either continue in Uizard or port to Figma via the plugin for alignment with other assets. Uizard’s output can also be converted to interactive prototypes quickly (and even to some extent into running app code).</text:p>
      <text:p text:style-name="P10"/>
      <text:p text:style-name="P10">This end-to-end flow—idea to UI to code—means faster iteration loops. For example, a startup could go from a concept to a live demo in a day using Uizard’s design and code suggestions, which is a massive acceleration.</text:p>
      <text:p text:style-name="P10"/>
      <text:p text:style-name="P10">The plugin to Figma ensures it’s not a silo – enterprise design teams can treat Uizard as an upstream tool and still consolidate final designs in Figma where their single source of truth might be.</text:p>
      <text:p text:style-name="P10"/>
      <text:p text:style-name="P8"><text:span text:style-name="Strong_20_Emphasis"><text:span text:style-name="T1">Risks:</text:span></text:span><text:span text:style-name="T1"> Since Uizard is an external platform, </text:span><text:span text:style-name="Strong_20_Emphasis"><text:span text:style-name="T8">security and IP</text:span></text:span><text:span text:style-name="T12"> </text:span><text:span text:style-name="T1">concerns arise. Any designs created or imported there are stored on Uizard’s cloud. </text:span><text:span text:style-name="T2">Enterprises like ours should</text:span><text:span text:style-name="T1"> worry about uploading proprietary wireframes or screenshots (for the AI to analyze) – it’s crucial to check Uizard’s data policies.</text:span></text:p>
      <text:p text:style-name="P10"><text:soft-page-break/></text:p>
      <text:p text:style-name="P13"><text:span text:style-name="T3">Being a cloud-based</text:span><text:span text:style-name="T1"> AI, things like a screenshot of your unreleased app being processed could be sensitive. They likely don’t use user data to train without permission </text:span><text:span text:style-name="T3">but </text:span><text:span text:style-name="T2">this is not explicitly stated by Ui</text:span><text:span text:style-name="T3">zard.</text:span></text:p>
      <text:p text:style-name="P13"><text:span text:style-name="T3"/></text:p>
      <text:p text:style-name="P13"><text:span text:style-name="Strong_20_Emphasis"><text:span text:style-name="T3">F</text:span></text:span><text:span text:style-name="Strong_20_Emphasis"><text:span text:style-name="T1">idelity and correctness</text:span></text:span><text:span text:style-name="T1">: Uizard-generated designs </text:span><text:span text:style-name="T3">will</text:span><text:span text:style-name="T1"> not fully comply with a company’s design system or accessibility standards. They are good first drafts but a seasoned designer should review them.</text:span></text:p>
      <text:p text:style-name="P13"><text:span text:style-name="T1"/></text:p>
      <text:p text:style-name="P21">Over-reliance on Uizard by non-designers could result in lots of quick-and-dirty prototypes that still need heavy cleanup – that’s why integration with professional design tools (like Figma) is important.</text:p>
      <text:p text:style-name="P21"/>
      <text:p text:style-name="P13"><text:span text:style-name="T1">Also, converting a Uizard project to Figma </text:span><text:span text:style-name="T3">will</text:span><text:span text:style-name="T1"> have translation issues (layer names, structure might not be as clean). And as with any AI, the </text:span><text:span text:style-name="T3">output is typically rather generic. Tools like </text:span><text:span text:style-name="T1">Uizard gravitate to common design patterns, teams must infuse their own creative direction to avoid </text:span><text:span text:style-name="T3">their </text:span><text:span text:style-name="T1">apps looking alike, </text:span><text:span text:style-name="T3">or like a competitors</text:span><text:span text:style-name="T1">.</text:span></text:p>
      <text:p text:style-name="P21"/>
      <text:p text:style-name="P14"><text:span text:style-name="Strong_20_Emphasis"><text:span text:style-name="T1">Tech stack:</text:span></text:span><text:span text:style-name="T1"> </text:span><text:span text:style-name="T3">Uizard’s platform uses a variety of AI models.</text:span></text:p>
      <text:p text:style-name="P29"/>
      <text:p text:style-name="P15"><text:span text:style-name="T1">Autodesigner: </text:span><text:span text:style-name="T8">Uses an LLM to parse the text prompt and then a combination of generative models to create the UI. It has a library of UI components (trained from app examples) and a model that arranges them based on the prompt – this is done with techniques from program synthesis and planning. </text:span></text:p>
      <text:p text:style-name="P34"/>
      <text:p text:style-name="P14"><text:span text:style-name="T1">Uizard </text:span><text:span text:style-name="T3">is</text:span><text:span text:style-name="T1"> a commercial product, </text:span><text:span text:style-name="T3">and</text:span><text:span text:style-name="T1"> has proprietary models trained on a large dataset of app designs. </text:span><text:span text:style-name="T8">The </text:span><text:span text:style-name="Strong_20_Emphasis"><text:span text:style-name="T8">screenshot and sketch scanners</text:span></text:span><text:span text:style-name="T8"> use </text:span><text:span text:style-name="Strong_20_Emphasis"><text:span text:style-name="T8">computer vision</text:span></text:span><text:span text:style-name="T8">: they need to detect eleme</text:span><text:span text:style-name="T1">nts in an image. This involve</text:span><text:span text:style-name="T3">s</text:span><text:span text:style-name="T1"> CNN object detection (tuned to UI components like buttons, text blocks, inputs) and OCR for text.</text:span></text:p>
      <text:p text:style-name="P12"/>
      <text:p text:style-name="P14"><text:span text:style-name="T1">Once detected, they map these to equivalent components in their design system. Uizard has an AI that guesses grouping and hierarchy too (turning pixels into structured layout). </text:span><text:soft-page-break/><text:span text:style-name="T1">They also have an AI “text writer” for UI text according to one user comment, </text:span><text:span text:style-name="T3">using </text:span><text:span text:style-name="T1">an LLM integration for microcopy similar to Magician’s Magic Copy.</text:span></text:p>
      <text:p text:style-name="P12"/>
      <text:p text:style-name="P14"><text:span text:style-name="T12">On code generation</text:span><text:span text:style-name="T1">: Uizard’s ability to give React code means they have a translator that takes the design structure and uses either templating or an AI model to output code. </text:span></text:p>
      <text:p text:style-name="P12"/>
      <text:p text:style-name="P14"><text:span text:style-name="T3">T</text:span><text:span text:style-name="T1">hey fine-tuned an LLM on code for UI (</text:span><text:span text:style-name="T3">using</text:span><text:span text:style-name="T1"> GPT-4 for this).</text:span></text:p>
      <text:p text:style-name="P12"/>
      <text:p text:style-name="P14"><text:span text:style-name="T13">I</text:span><text:span text:style-name="T12">t </text:span><text:span text:style-name="T13">is</text:span><text:span text:style-name="T12"> an ensemble system</text:span><text:span text:style-name="T1">: </text:span><text:span text:style-name="T3">E</text:span><text:span text:style-name="T1">ach feature use</text:span><text:span text:style-name="T3">s</text:span><text:span text:style-name="T1"> different underlying models (NLP for prompt understanding, CV for scanning, generative for design creation, etc.). The Figma plugin itself is mostly a bridge, exporting data via Figma’s API (as JSON) and sending to Uizard, or vice versa.</text:span></text:p>
      <text:p text:style-name="Text_20_body"><text:span text:style-name="Strong_20_Emphasis"><text:span text:style-name="T1"/></text:span></text:p>
      <text:p text:style-name="Text_20_body"><text:span text:style-name="Strong_20_Emphasis"><text:span text:style-name="T1">Use case in enterprise:</text:span></text:span><text:span text:style-name="T1"> Imagine a large product team at an enterprise using Uizard in the initial phase – they generate a prototype app in a day to demonstrate a concept to executives. Once approved, the design team imports it to Figma, aligns it with the official design system, and fleshes out the details. Then developer-friendly code is generated (either via Uizard or another tool like Visual Copilot) and merged with the production codebase. In this pipeline, AI </text:span><text:span text:style-name="T3">could</text:span><text:span text:style-name="T1"> shave off multiple handoffs and iterations: initial concept design time cut by </text:span><text:span text:style-name="T3">~</text:span><text:span text:style-name="T1">50%, and possibly front-end development time cut by a similar margin.</text:span></text:p>
      <text:p text:style-name="P19"><text:span text:style-name="Emphasis"><text:span text:style-name="T11"/></text:span></text:p>
      <text:p text:style-name="P19"><text:span text:style-name="Emphasis"><text:span text:style-name="T20">Builder.io Visual Copilot – AI Code Generation from Figma Designs</text:span></text:span></text:p>
      <text:p text:style-name="P42"><text:span text:style-name="Strong_20_Emphasis"><text:span text:style-name="T1"/></text:span></text:p>
      <text:p text:style-name="P42"><text:span text:style-name="Strong_20_Emphasis"><text:span text:style-name="T1">Overview:</text:span></text:span><text:span text:style-name="T1"> </text:span><text:span text:style-name="Emphasis"><text:span text:style-name="T1">Visual Copilot</text:span></text:span><text:span text:style-name="T1"> by Builder.io is a Figma plugin and service focused on the </text:span><text:span text:style-name="Strong_20_Emphasis"><text:span text:style-name="T8">design-to-code</text:span></text:span><text:span text:style-name="T1"> transition. It uses AI (including a custom fine-tuned LLM) to convert Figma designs into clean, production-ready front-end code.</text:span></text:p>
      <text:p text:style-name="P42"><text:span text:style-name="T1"/></text:p>
      <text:p text:style-name="P42"><text:span text:style-name="T1">In essence, it serves as an AI “developer” that takes the visual spec and writes the </text:span><text:span text:style-name="T6">presentation layer</text:span><text:span text:style-name="T1"> code for it. Key features of Visual Copilot include: the ability to select any frame or element in Figma and </text:span><text:span text:style-name="Strong_20_Emphasis"><text:span text:style-name="T8">generate code</text:span></text:span><text:span text:style-name="T8"> </text:span><text:span text:style-name="T1">(React component, JSX/TSX, CSS, etc.) for it on the spot. support for multiple frameworks (React, Vue, Svelte, Angular, etc.) and styling options (CSS, CSS-in-JS), and even a </text:span><text:span text:style-name="T6">prompt </text:span><text:span text:style-name="T1">interface to refine the code.</text:span></text:p>
      <text:p text:style-name="P42"><text:span text:style-name="T1"/></text:p>
      <text:p text:style-name="P42"><text:soft-page-break/><text:span text:style-name="T8">Builder.io positions this as a way to </text:span><text:span text:style-name="Strong_20_Emphasis"><text:span text:style-name="T8">streamline the design-to-development workflow</text:span></text:span><text:span text:style-name="T8"> and eliminate the tedious slice-and-code process.</text:span></text:p>
      <text:p text:style-name="P42"><text:span text:style-name="T1"/></text:p>
      <text:p text:style-name="Text_20_body"><text:span text:style-name="Strong_20_Emphasis"><text:span text:style-name="T1">Key capabilities:</text:span></text:span></text:p>
      <text:p text:style-name="Text_20_body"><text:span text:style-name="Strong_20_Emphasis"><text:span text:style-name="T1"/></text:span></text:p>
      <text:list xml:id="list2204138460" text:style-name="L3">
        <text:list-item>
          <text:p text:style-name="P41"><text:span text:style-name="Emphasis"><text:span text:style-name="T16">One-click code generation:</text:span></text:span><text:span text:style-name="T1"> In Figma’s interface, a designer can open the Visual Copilot plugin, select a design element (or an entire artboard), and click “Generate code”. The plugin then outputs code representing that selection – e.g., a React component with all the necessary JSX markup and CSS styles applie</text:span><text:span text:style-name="T6">d.</text:span></text:p>
          <text:p text:style-name="P41"><text:span text:style-name="T6"/></text:p>
        </text:list-item>
        <text:list-item>
          <text:p text:style-name="P40"><text:span text:style-name="Emphasis"><text:span text:style-name="T16">Code customization via AI prompts</text:span></text:span><text:span text:style-name="Emphasis"><text:span text:style-name="T1">:</text:span></text:span><text:span text:style-name="T1"> If the code isn’t exactly as desired, the user can give additional instructions (like “use Tailwind CSS classes” or “make this responsive with flexbox”). The AI model can adjust the output accordingly, effectively </text:span><text:span text:style-name="Strong_20_Emphasis"><text:span text:style-name="T1">understanding high-level directives</text:span></text:span><text:span text:style-name="T1"> about code structure or style.</text:span></text:p>
        </text:list-item>
        <text:list-item>
          <text:p text:style-name="P40"><text:span text:style-name="Emphasis"><text:span text:style-name="T16">Design updates to code sync</text:span></text:span><text:span text:style-name="Emphasis"><text:span text:style-name="T1">:</text:span></text:span><text:span text:style-name="T1"> When the design changes, you can run the plugin again and get updated code. It can even highlight differences.</text:span></text:p>
        </text:list-item>
        <text:list-item>
          <text:p text:style-name="P40"><text:span text:style-name="Emphasis"><text:span text:style-name="T16">Integration with Builder.io platform:</text:span></text:span><text:span text:style-name="T1"> The generated code can be used within Builder.io’s visual CMS or exported to developer IDEs. They also mention integration with tools like GitHub or Vercel for deployment pipelines.</text:span></text:p>
          <text:p text:style-name="P40"><text:span text:style-name="T1"/></text:p>
        </text:list-item>
      </text:list>
      <text:p text:style-name="P5"><text:span text:style-name="Strong_20_Emphasis"><text:span text:style-name="T1">Time &amp; cost savings:</text:span></text:span><text:span text:style-name="T1"> The promise here is to </text:span><text:span text:style-name="Strong_20_Emphasis"><text:span text:style-name="T12">drastically reduce front-end development time</text:span></text:span><text:span text:style-name="T12">.</text:span><text:span text:style-name="T1"> Instead of developers manually translating designs (which can take days for a complex page), the AI does the heavy lifting in seconds. For example, Builder.io’s marketing mentions converting designs to React “in real-time, with one click”.</text:span></text:p>
      <text:p text:style-name="P5"><text:span text:style-name="T1"/></text:p>
      <text:p text:style-name="P5"><text:span text:style-name="T1">If a developer normally spends 4 days building a new marketing page from a Figma file, Visual Copilot might cut that to a few hours of tweaking AI-generated code, an order of magnitude speedup. LLMs are good at converting one thing into another and generating </text:span><text:span text:style-name="Strong_20_Emphasis"><text:span text:style-name="T8">HTML/CSS code</text:span></text:span><text:span text:style-name="T1"> from a Figma design is a constrained enough task that AI can handle wel</text:span><text:span text:style-name="T6">l.</text:span></text:p>
      <text:p text:style-name="Text_20_body"><text:span text:style-name="T1"/></text:p>
      <text:p text:style-name="Text_20_body"><text:span text:style-name="T1"/></text:p>
      <text:p text:style-name="Text_20_body"><text:soft-page-break/><text:span text:style-name="T1">In terms of cost, this could reduce the need for as many front-end developers for purely UI implementation, or free them to focus on harder logic. It might also reduce bugs or rework, because the code is directly derived from the approved design (no misinterpretation). If each screen’s implementation cost (in hours) drops by 50%, that’s a significant budget impact across large projects. </text:span><text:span text:style-name="T6">We can then</text:span><text:span text:style-name="T1"> reallocate that time to higher-value engineering tasks.</text:span></text:p>
      <text:p text:style-name="Text_20_body"><text:span text:style-name="T1"/></text:p>
      <text:p text:style-name="P43"><text:span text:style-name="Strong_20_Emphasis"><text:span text:style-name="T1">Integration into workflow:</text:span></text:span><text:span text:style-name="T1"> Visual Copilot nicely slots into the </text:span><text:span text:style-name="Strong_20_Emphasis"><text:span text:style-name="T8">handoff phase between design and development</text:span></text:span><text:span text:style-name="T1">.</text:span></text:p>
      <text:p text:style-name="P43"><text:span text:style-name="T1"/></text:p>
      <text:p text:style-name="P43"><text:span text:style-name="T1">In a typical collaborative workflow, once the design is finalized in Figma, developers start implementing. With this plugin, a </text:span><text:span text:style-name="T6">t</text:span><text:span text:style-name="T1">echnically-minded designer can generate a baseline of the code immediately. Teams might incorporate this into their version control, for example:</text:span></text:p>
      <text:p text:style-name="P43"><text:span text:style-name="T1"/></text:p>
      <text:list xml:id="list2916943490" text:style-name="List_20_1">
        <text:list-item>
          <text:p text:style-name="P44"><text:span text:style-name="T6">R</text:span><text:span text:style-name="T1">un Visual Copilot.</text:span></text:p>
        </text:list-item>
        <text:list-item>
          <text:p text:style-name="P44"><text:span text:style-name="T6">P</text:span><text:span text:style-name="T1">aste the code into the codebase.</text:span></text:p>
        </text:list-item>
        <text:list-item>
          <text:p text:style-name="P44"><text:span text:style-name="T6">D</text:span><text:span text:style-name="T1">eveloper reviews and refactors as needed.</text:span></text:p>
          <text:p text:style-name="P44"><text:span text:style-name="T1"/></text:p>
        </text:list-item>
      </text:list>
      <text:p text:style-name="P43"><text:span text:style-name="T1">This could occur in real-time during a design/dev sync meeting – eliminating the multi-day lag between design sign-off and seeing first coded version. The plugin also encourages a more iterative dev/design loop: if the design changes, regen the code rather than manually updating – thus keeping implementation in lockstep with design changes. </text:span></text:p>
      <text:p text:style-name="P43"><text:span text:style-name="T1"/></text:p>
      <text:p text:style-name="P43"><text:span text:style-name="T1">It’s easy to imagine integration with Vercel (as the user prompt suggests) – e.g., commit the AI-generated code and instantly deploy to a preview on Vercel. Indeed, one can set up a pipeline: designer publishes a change, Visual Copilot generates code, that code goes to a repository, tests run, and Vercel deploys it to a staging site. In that scenario, </text:span><text:span text:style-name="Strong_20_Emphasis"><text:span text:style-name="T8">the time from a design change to a live preview could be minutes</text:span></text:span><text:span text:style-name="T8">.</text:span></text:p>
      <text:p text:style-name="P43"><text:span text:style-name="T1"/></text:p>
      <text:p text:style-name="P43"><text:soft-page-break/><text:span text:style-name="T1">Visual Copilot also integrates with design tokens from design systems – </text:span><text:span text:style-name="T6">for example, our designers in </text:span><text:span text:style-name="T1">Figma use design tokens, the code can map to those (for example, us</text:span><text:span text:style-name="T6">ing</text:span><text:span text:style-name="T1"> </text:span><text:span text:style-name="T6">our </text:span><text:span text:style-name="T1">CSS variables). This ensures the code aligns with </text:span><text:span text:style-name="T6">our</text:span><text:span text:style-name="T1"> UI library.</text:span></text:p>
      <text:p text:style-name="P43"><text:span text:style-name="T1"/></text:p>
      <text:p text:style-name="P43"><text:span text:style-name="T1">Collaboration-wise, designers and developers can more easily speak the same language: the designer can look at the generated code themselves (if they are code-savvy) to verify their design intentions are preserved, and developers can trust the layout and spacing since it’s coming directly from Figma values.</text:span></text:p>
      <text:p text:style-name="P43"><text:span text:style-name="T1"/></text:p>
      <text:p text:style-name="P42"><text:span text:style-name="Strong_20_Emphasis"><text:span text:style-name="T1">Quality and risks:</text:span></text:span><text:span text:style-name="T1"> While Visual Copilot accelerates coding, teams should be aware of </text:span><text:span text:style-name="Strong_20_Emphasis"><text:span text:style-name="T8">code quality and security</text:span></text:span><text:span text:style-name="T1">. AI-generated code is typically correct in structure but might not adhere to all best practices or might produce excessive markup if not guided.</text:span></text:p>
      <text:p text:style-name="P42"><text:span text:style-name="T1"/></text:p>
      <text:p text:style-name="P42"><text:span text:style-name="T1">The Code clouds blog noted that unlike early WYSIWYG tools which made bloat code, modern approaches (especially with AI fine-tuning) produce much cleaner cod</text:span><text:span text:style-name="T6">e. </text:span><text:span text:style-name="T1">Builder.io claims to have fine-tuned their LLM on good examples to avoid messy outpu</text:span><text:span text:style-name="T6">t</text:span><text:span text:style-name="T1">.</text:span></text:p>
      <text:p text:style-name="P42"><text:span text:style-name="T6"/></text:p>
      <text:p text:style-name="P42"><text:span text:style-name="T6">S</text:span><text:span text:style-name="T1">till, devs will need to review for maintainability (class names, component structure might need adjustment to fit the project’s conventions).</text:span></text:p>
      <text:p text:style-name="P42"><text:span text:style-name="Strong_20_Emphasis"><text:span text:style-name="T1"/></text:span></text:p>
      <text:p text:style-name="P42"><text:span text:style-name="Strong_20_Emphasis"><text:span text:style-name="T1">Security</text:span></text:span><text:span text:style-name="T1">: generating code automatically might introduce unknowns, but since it’s UI code (HTML/CSS/React) and not business logic, the security risk is low. AI writing static UI likely won’t create security holes. One risk is if the AI service is compromised or if someone tries prompt injections to produce malicious code, but in context, since a human triggers and reviews the output, this is manageable.</text:span></text:p>
      <text:p text:style-name="P42"><text:span text:style-name="Strong_20_Emphasis"><text:span text:style-name="T1"/></text:span></text:p>
      <text:p text:style-name="P42"><text:span text:style-name="Strong_20_Emphasis"><text:span text:style-name="T1">Data privacy:</text:span></text:span><text:span text:style-name="T1"> The Figma design content is sent to Builder.io’s AI service for processing. That could include sensitive UI content (like unreleased product UI or secret feature names in text). </text:span><text:span text:style-name="T6">We </text:span><text:span text:style-name="T1">should ensure the service agreement covers not storing or leaking that info. Builder.io’s fine-tuned was trained on a broad set of designs and code, not specifically on </text:span><text:span text:style-name="T6">our</text:span><text:span text:style-name="T1"> design, so it should not memorize and leak </text:span><text:span text:style-name="T6">our</text:span><text:span text:style-name="T1"> design. Plus, they allow opting out if needed.</text:span></text:p>
      <text:p text:style-name="P42"><text:span text:style-name="T1"/></text:p>
      <text:p text:style-name="P42"><text:soft-page-break/><text:span text:style-name="Strong_20_Emphasis"><text:span text:style-name="T1">Tech stack:</text:span></text:span><text:span text:style-name="T1"> Builder.io </text:span><text:span text:style-name="T6">uses an</text:span><text:span text:style-name="T1"> in-house LLM on front-end code generation task</text:span><text:span text:style-name="T6">s</text:span><text:span text:style-name="T1">. </text:span><text:span text:style-name="T6">T</text:span><text:span text:style-name="T1">hey took a base model (using OpenAI’s GPT-3.5/4 via fine-tuning) and trained it with pairs of Figma-like descriptions and code. The plugin doesn’t simply do template mapping; it uses AI to actually interpret freeform designs. </text:span></text:p>
      <text:p text:style-name="P42"><text:span text:style-name="T1"/></text:p>
      <text:p text:style-name="P42"><text:span text:style-name="T1">The model looks at Figma’s actual structured data– meaning the input to the LLM </text:span><text:span text:style-name="T6">is</text:span><text:span text:style-name="T1"> a JSON representation of the Figma nodes (with properties like frame size, constraints, etc.). This is smart because it’s not guessing from pixels, it has exact info.</text:span></text:p>
      <text:p text:style-name="P42"><text:span text:style-name="T1"/></text:p>
      <text:p text:style-name="P42"><text:span text:style-name="T1">The LLM then translates that JSON structure into code, which is a constrained transformation problem that LLMs are quite adept at. They likely had to augment the LLM with rules or few-shot examples to enforce consistent mapping of design tokens, etc.</text:span></text:p>
      <text:p text:style-name="P42"><text:span text:style-name="T1"/></text:p>
      <text:p text:style-name="P42"><text:span text:style-name="T1">Visual Copilot also uses some deterministic code generation for simpler parts (like straight conversion of text to </text:span><text:span text:style-name="Source_20_Text"><text:span text:style-name="T1">&lt;p&gt;</text:span></text:span><text:span text:style-name="T1"> tags) and uses AI for the trickier parts (like deciding how to structure layout containers). The conversational aspect means the LLM remains available to modify code based on instructions. The plugin uses a cloud endpoint (so </text:span><text:span text:style-name="T6">a </text:span><text:span text:style-name="T1">Figma selection is sent to their cloud, processed by the model, and code is returned).</text:span></text:p>
      <text:p text:style-name="P42"><text:span text:style-name="T1"/></text:p>
      <text:p text:style-name="P32">Builder.io’s tool is a bit of a counterpart to Figma’s own upcoming dev features (Figma’s “Dev Mode” and code inspector). But with AI, it goes further by writing new code, not just showing code suggestions. It’s an example of how LLMs, especially large ones trained on code (like OpenAI Codex or DeepMind’s models), can assist in boilerplate generation and even framework-specific syntax.</text:p>
      <text:p text:style-name="P32"/>
      <text:p text:style-name="P42"><text:span text:style-name="T1">By fine-tuning on Figma-to-code pairs, Visual Copilot’s learns common patterns: e.g., a group of aligned elements in Figma becomes a flexbox container with certain classes. This specialized training make</text:span><text:span text:style-name="T7">s</text:span><text:span text:style-name="T1"> it more accurate than a general model at this task. The result as observed is an impressively coherent code output that teams can immediately us</text:span><text:span text:style-name="T7">e.</text:span></text:p>
      <text:p text:style-name="P31"/>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45"><text:soft-page-break/><text:span text:style-name="Strong_20_Emphasis"><text:span text:style-name="T1">Development workflow (with Gemini integration):</text:span></text:span><text:span text:style-name="T1"> The user query integrates with </text:span><text:span text:style-name="Emphasis"><text:span text:style-name="T15">Gemini</text:span></text:span><text:span text:style-name="T1">. In an enterprise setup, </text:span><text:span text:style-name="T7">we would</text:span><text:span text:style-name="T1"> us</text:span><text:span text:style-name="T7">e</text:span><text:span text:style-name="T1"> a model like Gemini in place of or alongside Visual Copilot’s in-house model to generate code or even to analyze code.</text:span></text:p>
      <text:p text:style-name="P45"><text:span text:style-name="T1"/></text:p>
      <text:p text:style-name="P45"><text:span text:style-name="T1">For example, a future flow might be:</text:span></text:p>
      <text:p text:style-name="P45"><text:span text:style-name="T1"/></text:p>
      <text:p text:style-name="P45"><text:span text:style-name="T12">Figma design</text:span><text:span text:style-name="T1"> → </text:span><text:span text:style-name="T12">Visual Copilot generates code</text:span><text:span text:style-name="T1"> → </text:span><text:span text:style-name="T12">an LLM like Gemini</text:span><text:span text:style-name="T1"> (with potentially more reasoning power) reviews the code or optimizes it (maybe improving performance or accessibility).</text:span></text:p>
      <text:p text:style-name="P45"><text:span text:style-name="T1"/></text:p>
      <text:p text:style-name="P45"><text:span text:style-name="T1">Or Gemini could be used in a chatbot that helps developers tweak the generated code. Visual Copilot could in theory be configured to use a </text:span><text:span text:style-name="T7">our</text:span><text:span text:style-name="T1"> own AI endpoint. Tools like Vercel’s AI SDK and templates already show how one can embed models like GPT-4 or Gemini to generate UI or code in a web ap</text:span><text:span text:style-name="T7">p.</text:span></text:p>
      <text:p text:style-name="P5"><text:span text:style-name="T1"/></text:p>
      <text:p text:style-name="P5"><text:span text:style-name="T1">In short, integration with </text:span><text:span text:style-name="Emphasis"><text:span text:style-name="T1">Gemini</text:span></text:span><text:span text:style-name="T1"> or similar could mean using top-of-the-line general AI models to supplement the specialized design AI – perhaps to handle more complex Q&amp;A or multi-turn improvement of the output.</text:span></text:p>
      <text:p text:style-name="P5"><text:span text:style-name="T1"/></text:p>
      <text:p text:style-name="P46"><text:span text:style-name="T1">Finally, Visual Copilot addresses </text:span><text:span text:style-name="Strong_20_Emphasis"><text:span text:style-name="T1">t</text:span></text:span><text:span text:style-name="Strong_20_Emphasis"><text:span text:style-name="T8">eam-level acceleration</text:span></text:span><text:span text:style-name="T1">:</text:span></text:p>
      <text:p text:style-name="P46"><text:span text:style-name="T1"/></text:p>
      <text:list xml:id="list4284458419" text:style-name="L4">
        <text:list-header>
          <text:p text:style-name="P47"><text:span text:style-name="T1">If code generation becomes reliable, design teams can ship prototypes and even final products much faster. It also fosters a tighter design-dev collaboration – even blurring roles (designers might produce initial code; developers might have more say in design knowing it can be adjusted quickly in code). The end result is a shorter path from idea to reality, which in business terms can mean faster time to market and the ability to iterate more frequently on user feedback.</text:span></text:p>
        </text:list-header>
      </text:list>
      <text:p text:style-name="P18"><text:span text:style-name="Emphasis"><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21:06.751225490</meta:creation-date>
    <dc:date>2025-03-25T11:59:48.607889966</dc:date>
    <meta:editing-duration>PT11M26S</meta:editing-duration>
    <meta:editing-cycles>3</meta:editing-cycles>
    <meta:generator>LibreOffice/7.3.7.2$Linux_X86_64 LibreOffice_project/30$Build-2</meta:generator>
    <meta:document-statistic meta:table-count="0" meta:image-count="0" meta:object-count="0" meta:page-count="15" meta:paragraph-count="125" meta:word-count="4577" meta:character-count="28855" meta:non-whitespace-character-count="24377"/>
  </office:meta>
</office:document-meta>
</file>